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ＭＳ ゴシック" svg:font-family="'ＭＳ ゴシック'" style:font-family-generic="modern" style:font-pitch="fixed"/>
    <style:font-face style:name="Ricty Diminished1" svg:font-family="'Ricty Diminished'" style:font-pitch="variable"/>
    <style:font-face style:name="Ricty Diminished" svg:font-family="'Ricty Diminished'" style:font-adornments="標準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>
      <style:table-properties style:width="17.6cm" table:align="margins"/>
    </style:style>
    <style:style style:name="表1.A" style:family="table-column">
      <style:table-column-properties style:column-width="1.753cm" style:rel-column-width="6527*"/>
    </style:style>
    <style:style style:name="表1.B" style:family="table-column">
      <style:table-column-properties style:column-width="13.871cm" style:rel-column-width="51650*"/>
    </style:style>
    <style:style style:name="表1.C" style:family="table-column">
      <style:table-column-properties style:column-width="1.976cm" style:rel-column-width="7358*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C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7.6cm" table:align="margins"/>
    </style:style>
    <style:style style:name="表3.A" style:family="table-column">
      <style:table-column-properties style:column-width="2.798cm" style:rel-column-width="10416*"/>
    </style:style>
    <style:style style:name="表3.B" style:family="table-column">
      <style:table-column-properties style:column-width="14.803cm" style:rel-column-width="55119*"/>
    </style:style>
    <style:style style:name="表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3.B1" style:family="table-cell">
      <style:table-cell-properties fo:background-color="#eeeeee" fo:padding="0.097cm" fo:border="0.05pt solid #000000">
        <style:background-image/>
      </style:table-cell-properties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3.A3" style:family="table-cell">
      <style:table-cell-properties fo:padding="0.097cm" fo:border-left="0.05pt solid #000000" fo:border-right="none" fo:border-top="none" fo:border-bottom="0.05pt solid #000000"/>
    </style:style>
    <style:style style:name="表3.B3" style:family="table-cell">
      <style:table-cell-properties fo:padding="0.097cm" fo:border-left="0.05pt solid #000000" fo:border-right="0.05pt solid #000000" fo:border-top="none" fo:border-bottom="0.05pt solid #000000"/>
    </style:style>
    <style:style style:name="表3.A4" style:family="table-cell">
      <style:table-cell-properties fo:padding="0.097cm" fo:border-left="0.05pt solid #000000" fo:border-right="none" fo:border-top="none" fo:border-bottom="0.05pt solid #000000"/>
    </style:style>
    <style:style style:name="表3.B4" style:family="table-cell">
      <style:table-cell-properties fo:padding="0.097cm" fo:border-left="0.05pt solid #000000" fo:border-right="0.05pt solid #000000" fo:border-top="none" fo:border-bottom="0.05pt solid #000000"/>
    </style:style>
    <style:style style:name="表3.A5" style:family="table-cell">
      <style:table-cell-properties fo:padding="0.097cm" fo:border-left="0.05pt solid #000000" fo:border-right="none" fo:border-top="none" fo:border-bottom="0.05pt solid #000000"/>
    </style:style>
    <style:style style:name="表3.B5" style:family="table-cell">
      <style:table-cell-properties fo:padding="0.097cm" fo:border-left="0.05pt solid #000000" fo:border-right="0.05pt solid #000000" fo:border-top="none" fo:border-bottom="0.05pt solid #000000"/>
    </style:style>
    <style:style style:name="表3.A6" style:family="table-cell">
      <style:table-cell-properties fo:padding="0.097cm" fo:border-left="0.05pt solid #000000" fo:border-right="none" fo:border-top="none" fo:border-bottom="0.05pt solid #000000"/>
    </style:style>
    <style:style style:name="表3.B6" style:family="table-cell">
      <style:table-cell-properties fo:padding="0.097cm" fo:border-left="0.05pt solid #000000" fo:border-right="0.05pt solid #000000" fo:border-top="none" fo:border-bottom="0.05pt solid #000000"/>
    </style:style>
    <style:style style:name="表3.A7" style:family="table-cell">
      <style:table-cell-properties fo:padding="0.097cm" fo:border-left="0.05pt solid #000000" fo:border-right="none" fo:border-top="none" fo:border-bottom="0.05pt solid #000000"/>
    </style:style>
    <style:style style:name="表3.B7" style:family="table-cell">
      <style:table-cell-properties fo:padding="0.097cm" fo:border-left="0.05pt solid #000000" fo:border-right="0.05pt solid #000000" fo:border-top="none" fo:border-bottom="0.05pt solid #000000"/>
    </style:style>
    <style:style style:name="表5" style:family="table">
      <style:table-properties style:width="17.614cm" fo:margin-left="0cm" table:align="left"/>
    </style:style>
    <style:style style:name="表5.A" style:family="table-column">
      <style:table-column-properties style:column-width="0.699cm"/>
    </style:style>
    <style:style style:name="表5.B" style:family="table-column">
      <style:table-column-properties style:column-width="8.41cm"/>
    </style:style>
    <style:style style:name="表5.C" style:family="table-column">
      <style:table-column-properties style:column-width="8.505cm"/>
    </style:style>
    <style:style style:name="表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5.C1" style:family="table-cell">
      <style:table-cell-properties fo:background-color="#eeeeee" fo:padding="0.097cm" fo:border="0.05pt solid #000000">
        <style:background-image/>
      </style:table-cell-properties>
    </style:style>
    <style:style style:name="表5.A2" style:family="table-cell">
      <style:table-cell-properties fo:padding="0.097cm" fo:border-left="0.05pt solid #000000" fo:border-right="none" fo:border-top="none" fo:border-bottom="0.05pt solid #000000"/>
    </style:style>
    <style:style style:name="表5.B2" style:family="table-cell">
      <style:table-cell-properties fo:padding="0.097cm" fo:border-left="0.05pt solid #000000" fo:border-right="none" fo:border-top="none" fo:border-bottom="0.05pt solid #000000"/>
    </style:style>
    <style:style style:name="表5.C2" style:family="table-cell">
      <style:table-cell-properties fo:padding="0.097cm" fo:border-left="0.05pt solid #000000" fo:border-right="0.05pt solid #000000" fo:border-top="none" fo:border-bottom="0.05pt solid #000000"/>
    </style:style>
    <style:style style:name="表5.A3" style:family="table-cell">
      <style:table-cell-properties fo:padding="0.097cm" fo:border-left="0.05pt solid #000000" fo:border-right="none" fo:border-top="none" fo:border-bottom="0.05pt solid #000000"/>
    </style:style>
    <style:style style:name="表5.B3" style:family="table-cell">
      <style:table-cell-properties fo:padding="0.097cm" fo:border-left="0.05pt solid #000000" fo:border-right="none" fo:border-top="none" fo:border-bottom="0.05pt solid #000000"/>
    </style:style>
    <style:style style:name="表5.C3" style:family="table-cell">
      <style:table-cell-properties fo:padding="0.097cm" fo:border-left="0.05pt solid #000000" fo:border-right="0.05pt solid #000000" fo:border-top="none" fo:border-bottom="0.05pt solid #000000"/>
    </style:style>
    <style:style style:name="表5.A4" style:family="table-cell">
      <style:table-cell-properties fo:padding="0.097cm" fo:border-left="0.05pt solid #000000" fo:border-right="none" fo:border-top="none" fo:border-bottom="0.05pt solid #000000"/>
    </style:style>
    <style:style style:name="表5.B4" style:family="table-cell">
      <style:table-cell-properties fo:padding="0.097cm" fo:border-left="0.05pt solid #000000" fo:border-right="none" fo:border-top="none" fo:border-bottom="0.05pt solid #000000"/>
    </style:style>
    <style:style style:name="表5.C4" style:family="table-cell">
      <style:table-cell-properties fo:padding="0.097cm" fo:border-left="0.05pt solid #000000" fo:border-right="0.05pt solid #000000" fo:border-top="none" fo:border-bottom="0.05pt solid #000000"/>
    </style:style>
    <style:style style:name="表5.A5" style:family="table-cell">
      <style:table-cell-properties fo:padding="0.097cm" fo:border-left="0.05pt solid #000000" fo:border-right="none" fo:border-top="none" fo:border-bottom="0.05pt solid #000000"/>
    </style:style>
    <style:style style:name="表5.B5" style:family="table-cell">
      <style:table-cell-properties fo:padding="0.097cm" fo:border-left="0.05pt solid #000000" fo:border-right="none" fo:border-top="none" fo:border-bottom="0.05pt solid #000000"/>
    </style:style>
    <style:style style:name="表5.C5" style:family="table-cell">
      <style:table-cell-properties fo:padding="0.097cm" fo:border-left="0.05pt solid #000000" fo:border-right="0.05pt solid #000000" fo:border-top="none" fo:border-bottom="0.05pt solid #000000"/>
    </style:style>
    <style:style style:name="表5.A6" style:family="table-cell">
      <style:table-cell-properties fo:padding="0.097cm" fo:border-left="0.05pt solid #000000" fo:border-right="none" fo:border-top="none" fo:border-bottom="0.05pt solid #000000"/>
    </style:style>
    <style:style style:name="表5.B6" style:family="table-cell">
      <style:table-cell-properties fo:padding="0.097cm" fo:border-left="0.05pt solid #000000" fo:border-right="none" fo:border-top="none" fo:border-bottom="0.05pt solid #000000"/>
    </style:style>
    <style:style style:name="表5.C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_20_left">
      <style:paragraph-properties fo:text-align="end" style:justify-single-word="false"/>
    </style:style>
    <style:style style:name="P3" style:family="paragraph" style:parent-style-name="Heading">
      <style:paragraph-properties fo:break-before="page"/>
      <style:text-properties officeooo:rsid="0018ac79" officeooo:paragraph-rsid="0018ac79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Subtitle">
      <style:text-properties fo:font-size="20pt" style:font-size-asian="20pt" style:font-size-complex="20pt"/>
    </style:style>
    <style:style style:name="P6" style:family="paragraph" style:parent-style-name="Table_20_Contents">
      <style:text-properties style:font-name-asian="ＭＳ ゴシック"/>
    </style:style>
    <style:style style:name="P7" style:family="paragraph" style:parent-style-name="Table_20_Contents">
      <style:text-properties officeooo:rsid="001b28c7" officeooo:paragraph-rsid="001b28c7" style:font-name-asian="ＭＳ ゴシック"/>
    </style:style>
    <style:style style:name="P8" style:family="paragraph" style:parent-style-name="Table_20_Contents">
      <style:text-properties officeooo:rsid="001e5df7" officeooo:paragraph-rsid="001e5df7" style:font-name-asian="ＭＳ ゴシック"/>
    </style:style>
    <style:style style:name="P9" style:family="paragraph" style:parent-style-name="Table_20_Contents">
      <style:text-properties style:font-name="Ricty Diminished1" fo:font-size="12pt" officeooo:rsid="035f7c1d" officeooo:paragraph-rsid="035f7c1d" style:font-name-asian="Ricty Diminished1" style:font-size-asian="12pt" style:font-size-complex="12pt"/>
    </style:style>
    <style:style style:name="P10" style:family="paragraph" style:parent-style-name="Table_20_Contents">
      <style:text-properties style:font-name="Ricty Diminished1" fo:font-size="12pt" officeooo:rsid="0362c72e" officeooo:paragraph-rsid="0362c72e" style:font-name-asian="Ricty Diminished1" style:font-size-asian="12pt" style:font-size-complex="12pt"/>
    </style:style>
    <style:style style:name="P11" style:family="paragraph" style:parent-style-name="Table_20_Contents">
      <style:text-properties style:font-name="Ricty Diminished1" fo:font-size="12pt" officeooo:rsid="036b8d11" officeooo:paragraph-rsid="036b8d11" style:font-name-asian="Ricty Diminished1" style:font-size-asian="12pt" style:font-size-complex="12pt"/>
    </style:style>
    <style:style style:name="P12" style:family="paragraph" style:parent-style-name="Table_20_Contents">
      <style:text-properties style:font-name="Ricty Diminished1" fo:font-size="12pt" officeooo:rsid="038a52fa" officeooo:paragraph-rsid="038a52fa" style:font-name-asian="Ricty Diminished1" style:font-size-asian="12pt" style:font-size-complex="12pt"/>
    </style:style>
    <style:style style:name="P13" style:family="paragraph" style:parent-style-name="Table_20_Contents">
      <style:text-properties style:font-name="Ricty Diminished1" fo:font-size="12pt" officeooo:rsid="038bba70" officeooo:paragraph-rsid="038bba70" style:font-name-asian="Ricty Diminished1" style:font-size-asian="12pt" style:font-size-complex="12pt"/>
    </style:style>
    <style:style style:name="P14" style:family="paragraph" style:parent-style-name="Text_20_body">
      <style:text-properties officeooo:rsid="0018ac79"/>
    </style:style>
    <style:style style:name="P15" style:family="paragraph" style:parent-style-name="Text_20_body">
      <style:text-properties officeooo:rsid="0018ac79" officeooo:paragraph-rsid="0018ac79"/>
    </style:style>
    <style:style style:name="P16" style:family="paragraph" style:parent-style-name="Text_20_body">
      <style:paragraph-properties fo:text-align="center" style:justify-single-word="false"/>
    </style:style>
    <style:style style:name="P17" style:family="paragraph" style:parent-style-name="Text_20_body">
      <style:text-properties style:text-underline-style="none" officeooo:rsid="0018ac79" officeooo:paragraph-rsid="0018ac79"/>
    </style:style>
    <style:style style:name="P18" style:family="paragraph" style:parent-style-name="Text_20_body">
      <style:text-properties style:text-underline-style="none" officeooo:rsid="0018ac79" officeooo:paragraph-rsid="0097105c"/>
    </style:style>
    <style:style style:name="P19" style:family="paragraph" style:parent-style-name="Text_20_body">
      <style:text-properties officeooo:paragraph-rsid="02f71a53"/>
    </style:style>
    <style:style style:name="P20" style:family="paragraph" style:parent-style-name="Text_20_body">
      <style:text-properties officeooo:rsid="03066e4c" officeooo:paragraph-rsid="03066e4c"/>
    </style:style>
    <style:style style:name="P21" style:family="paragraph" style:parent-style-name="Text_20_body">
      <style:text-properties officeooo:rsid="03084bc9" officeooo:paragraph-rsid="030fc1ad"/>
    </style:style>
    <style:style style:name="P22" style:family="paragraph" style:parent-style-name="Text_20_body">
      <style:text-properties officeooo:rsid="03084bc9" officeooo:paragraph-rsid="0335ab76"/>
    </style:style>
    <style:style style:name="P23" style:family="paragraph" style:parent-style-name="Text_20_body">
      <style:text-properties officeooo:rsid="03084bc9" officeooo:paragraph-rsid="033a61f9"/>
    </style:style>
    <style:style style:name="P24" style:family="paragraph" style:parent-style-name="Text_20_body">
      <style:text-properties officeooo:rsid="03084bc9" officeooo:paragraph-rsid="033b358c"/>
    </style:style>
    <style:style style:name="P25" style:family="paragraph" style:parent-style-name="Text_20_body">
      <style:text-properties officeooo:rsid="03084bc9" officeooo:paragraph-rsid="03439d3c"/>
    </style:style>
    <style:style style:name="P26" style:family="paragraph" style:parent-style-name="Text_20_body">
      <style:text-properties officeooo:rsid="03084bc9" officeooo:paragraph-rsid="03525be4"/>
    </style:style>
    <style:style style:name="P27" style:family="paragraph" style:parent-style-name="Text_20_body">
      <style:text-properties officeooo:rsid="03084bc9" officeooo:paragraph-rsid="0353e071"/>
    </style:style>
    <style:style style:name="P28" style:family="paragraph" style:parent-style-name="Text_20_body">
      <style:text-properties officeooo:rsid="03186b18" officeooo:paragraph-rsid="03186b18"/>
    </style:style>
    <style:style style:name="P29" style:family="paragraph" style:parent-style-name="Text_20_body">
      <style:text-properties officeooo:rsid="03186b18" officeooo:paragraph-rsid="031b93fd"/>
    </style:style>
    <style:style style:name="P30" style:family="paragraph" style:parent-style-name="Text_20_body">
      <style:text-properties officeooo:paragraph-rsid="032adaf1"/>
    </style:style>
    <style:style style:name="P31" style:family="paragraph" style:parent-style-name="Text_20_body">
      <style:text-properties officeooo:paragraph-rsid="03306b37"/>
    </style:style>
    <style:style style:name="P32" style:family="paragraph" style:parent-style-name="Text_20_body">
      <style:text-properties officeooo:rsid="0335ab76" officeooo:paragraph-rsid="0335ab76"/>
    </style:style>
    <style:style style:name="P33" style:family="paragraph" style:parent-style-name="Text_20_body">
      <style:text-properties officeooo:rsid="0335ab76" officeooo:paragraph-rsid="033a61f9"/>
    </style:style>
    <style:style style:name="P34" style:family="paragraph" style:parent-style-name="Text_20_body">
      <style:text-properties officeooo:rsid="0335ab76" officeooo:paragraph-rsid="033b358c"/>
    </style:style>
    <style:style style:name="P35" style:family="paragraph" style:parent-style-name="Text_20_body">
      <style:text-properties officeooo:rsid="03420218" officeooo:paragraph-rsid="03420218"/>
    </style:style>
    <style:style style:name="P36" style:family="paragraph" style:parent-style-name="Text_20_body">
      <style:text-properties officeooo:rsid="03420218" officeooo:paragraph-rsid="0353e071"/>
    </style:style>
    <style:style style:name="P37" style:family="paragraph" style:parent-style-name="Text_20_body">
      <style:text-properties officeooo:rsid="03433c1e" officeooo:paragraph-rsid="03433c1e"/>
    </style:style>
    <style:style style:name="P38" style:family="paragraph" style:parent-style-name="Text_20_body">
      <style:text-properties officeooo:rsid="03433c1e" officeooo:paragraph-rsid="0353e071"/>
    </style:style>
    <style:style style:name="P39" style:family="paragraph" style:parent-style-name="Text_20_body">
      <style:text-properties officeooo:rsid="03439d3c" officeooo:paragraph-rsid="03439d3c"/>
    </style:style>
    <style:style style:name="P40" style:family="paragraph" style:parent-style-name="Text_20_body">
      <style:text-properties officeooo:rsid="03439d3c" officeooo:paragraph-rsid="0353e071"/>
    </style:style>
    <style:style style:name="P41" style:family="paragraph" style:parent-style-name="Text_20_body">
      <style:text-properties officeooo:rsid="0358fcb1" officeooo:paragraph-rsid="0358fcb1"/>
    </style:style>
    <style:style style:name="P42" style:family="paragraph" style:parent-style-name="Text_20_body">
      <style:text-properties officeooo:rsid="035b1368" officeooo:paragraph-rsid="035b1368"/>
    </style:style>
    <style:style style:name="P43" style:family="paragraph" style:parent-style-name="Text_20_body">
      <style:text-properties officeooo:paragraph-rsid="035cdc79"/>
    </style:style>
    <style:style style:name="P44" style:family="paragraph" style:parent-style-name="Text_20_body">
      <style:text-properties officeooo:paragraph-rsid="035f7c1d"/>
    </style:style>
    <style:style style:name="P45" style:family="paragraph" style:parent-style-name="Text_20_body">
      <style:text-properties officeooo:paragraph-rsid="0376bca6"/>
    </style:style>
    <style:style style:name="P46" style:family="paragraph" style:parent-style-name="Title">
      <style:text-properties officeooo:rsid="0018ac79" officeooo:paragraph-rsid="0018ac79"/>
    </style:style>
    <style:style style:name="P47" style:family="paragraph" style:parent-style-name="Heading">
      <style:text-properties officeooo:rsid="002384a6" officeooo:paragraph-rsid="002384a6"/>
    </style:style>
    <style:style style:name="P48" style:family="paragraph" style:parent-style-name="Contents_20_1">
      <style:paragraph-properties>
        <style:tab-stops>
          <style:tab-stop style:position="17.6cm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17.6cm" style:type="right" style:leader-style="dotted" style:leader-text="."/>
        </style:tab-stops>
      </style:paragraph-properties>
    </style:style>
    <style:style style:name="P50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officeooo:paragraph-rsid="035f7c1d" style:font-name-asian="Ricty Diminished1" style:font-size-asian="12pt" style:font-style-asian="normal" style:font-size-complex="12pt" style:font-style-complex="normal"/>
    </style:style>
    <style:style style:name="P51" style:family="paragraph" style:parent-style-name="Standard" style:master-page-name="First_20_Page">
      <style:paragraph-properties style:page-number="auto"/>
    </style:style>
    <style:style style:name="P52" style:family="paragraph" style:parent-style-name="Contents_20_1">
      <style:paragraph-properties>
        <style:tab-stops>
          <style:tab-stop style:position="17.6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7.6cm" style:type="right" style:leader-style="dotted" style:leader-text="."/>
        </style:tab-stops>
      </style:paragraph-properties>
    </style:style>
    <style:style style:name="P54" style:family="paragraph" style:parent-style-name="Contents_20_Heading">
      <style:paragraph-properties fo:break-before="page"/>
    </style:style>
    <style:style style:name="P55" style:family="paragraph" style:parent-style-name="Heading_20_1">
      <style:text-properties officeooo:rsid="035cdc79" officeooo:paragraph-rsid="035cdc79"/>
    </style:style>
    <style:style style:name="P56" style:family="paragraph" style:parent-style-name="Heading_20_1">
      <style:text-properties officeooo:rsid="0335ab76" officeooo:paragraph-rsid="0335ab76"/>
    </style:style>
    <style:style style:name="P57" style:family="paragraph" style:parent-style-name="Heading_20_1">
      <style:paragraph-properties fo:break-before="page"/>
    </style:style>
    <style:style style:name="P58" style:family="paragraph" style:parent-style-name="Heading_20_1">
      <style:paragraph-properties fo:break-before="page"/>
      <style:text-properties officeooo:rsid="00253f49" officeooo:paragraph-rsid="00253f49"/>
    </style:style>
    <style:style style:name="P59" style:family="paragraph" style:parent-style-name="Heading_20_2">
      <style:text-properties officeooo:rsid="02f8e27c" officeooo:paragraph-rsid="02f8e27c"/>
    </style:style>
    <style:style style:name="P60" style:family="paragraph" style:parent-style-name="Heading_20_2">
      <style:text-properties officeooo:rsid="03186b18" officeooo:paragraph-rsid="03186b18"/>
    </style:style>
    <style:style style:name="P61" style:family="paragraph" style:parent-style-name="Heading_20_2">
      <style:text-properties officeooo:rsid="034a0f38" officeooo:paragraph-rsid="034a0f38"/>
    </style:style>
    <style:style style:name="P62" style:family="paragraph" style:parent-style-name="Heading_20_2">
      <style:paragraph-properties fo:break-before="page"/>
    </style:style>
    <style:style style:name="P63" style:family="paragraph" style:parent-style-name="Heading_20_2">
      <style:paragraph-properties fo:break-before="page"/>
      <style:text-properties officeooo:paragraph-rsid="0302875c"/>
    </style:style>
    <style:style style:name="P64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officeooo:paragraph-rsid="038ebbaa" style:font-name-asian="Ricty Diminished1" style:font-size-asian="12pt" style:font-style-asian="normal" style:font-size-complex="12pt" style:font-style-complex="normal"/>
    </style:style>
    <style:style style:name="P65" style:family="paragraph" style:parent-style-name="Table_20_Contents">
      <style:text-properties style:font-name="Ricty Diminished1" fo:font-size="12pt" officeooo:rsid="03901776" officeooo:paragraph-rsid="03901776" style:font-name-asian="Ricty Diminished1" style:font-size-asian="12pt" style:font-size-complex="12pt"/>
    </style:style>
    <style:style style:name="P66" style:family="paragraph" style:parent-style-name="Table_20_Contents">
      <style:text-properties style:font-name="Ricty Diminished1" fo:font-size="12pt" officeooo:rsid="038fe1f5" officeooo:paragraph-rsid="038fe1f5" style:font-name-asian="Ricty Diminished1" style:font-size-asian="12pt" style:font-size-complex="12pt"/>
    </style:style>
    <style:style style:name="P67" style:family="paragraph" style:parent-style-name="Table_20_Contents">
      <style:text-properties style:font-name="Ricty Diminished1" fo:font-size="12pt" officeooo:rsid="0074cf06" officeooo:paragraph-rsid="038ebbaa" style:font-name-asian="Ricty Diminished1" style:font-size-asian="12pt" style:font-size-complex="12pt"/>
    </style:style>
    <style:style style:name="P68" style:family="paragraph" style:parent-style-name="Table_20_Contents">
      <style:text-properties style:font-name="Ricty Diminished1" fo:font-size="12pt" officeooo:paragraph-rsid="038ebbaa" style:font-name-asian="Ricty Diminished1" style:font-size-asian="12pt" style:font-size-complex="12pt"/>
    </style:style>
    <style:style style:name="P69" style:family="paragraph" style:parent-style-name="Table_20_Contents">
      <style:text-properties style:font-name="Ricty Diminished1" fo:font-size="12pt" officeooo:rsid="039164f9" officeooo:paragraph-rsid="039164f9" style:font-name-asian="Ricty Diminished1" style:font-size-asian="12pt" style:font-size-complex="12pt"/>
    </style:style>
    <style:style style:name="P70" style:family="paragraph" style:parent-style-name="Text_20_body" style:list-style-name="L1">
      <style:text-properties officeooo:paragraph-rsid="02f93afb"/>
    </style:style>
    <style:style style:name="P71" style:family="paragraph" style:parent-style-name="Text_20_body" style:list-style-name="L2">
      <style:text-properties officeooo:rsid="03066e4c" officeooo:paragraph-rsid="0319e1f4"/>
    </style:style>
    <style:style style:name="P72" style:family="paragraph" style:parent-style-name="Text_20_body" style:list-style-name="L2">
      <style:text-properties officeooo:rsid="034ab15b" officeooo:paragraph-rsid="034f3842"/>
    </style:style>
    <style:style style:name="P73" style:family="paragraph" style:parent-style-name="Text_20_body">
      <style:text-properties officeooo:rsid="03439d3c" officeooo:paragraph-rsid="038ebbaa"/>
    </style:style>
    <style:style style:name="P74" style:family="paragraph" style:parent-style-name="Text_20_body">
      <style:text-properties officeooo:rsid="03439d3c" officeooo:paragraph-rsid="03525be4"/>
    </style:style>
    <style:style style:name="P75" style:family="paragraph" style:parent-style-name="Text_20_body">
      <style:text-properties officeooo:paragraph-rsid="035f7c1d"/>
    </style:style>
    <style:style style:name="P76" style:family="paragraph" style:parent-style-name="Text_20_body">
      <style:text-properties officeooo:paragraph-rsid="02f2db2c"/>
    </style:style>
    <style:style style:name="P77" style:family="paragraph" style:parent-style-name="Text_20_body">
      <style:paragraph-properties fo:margin-top="0cm" fo:margin-bottom="0cm" loext:contextual-spacing="false"/>
      <style:text-properties style:font-name="Ricty Diminished1" fo:font-size="12pt" officeooo:rsid="03439d3c" officeooo:paragraph-rsid="03901776" style:font-name-asian="Ricty Diminished1" style:font-size-asian="12pt" style:font-size-complex="12pt"/>
    </style:style>
    <style:style style:name="T1" style:family="text">
      <style:text-properties officeooo:rsid="01aef0a4"/>
    </style:style>
    <style:style style:name="T2" style:family="text">
      <style:text-properties officeooo:rsid="01ccad78"/>
    </style:style>
    <style:style style:name="T3" style:family="text">
      <style:text-properties officeooo:rsid="001b28c7"/>
    </style:style>
    <style:style style:name="T4" style:family="text">
      <style:text-properties officeooo:rsid="0027a302"/>
    </style:style>
    <style:style style:name="T5" style:family="text">
      <style:text-properties officeooo:rsid="002a1ac8"/>
    </style:style>
    <style:style style:name="T6" style:family="text">
      <style:text-properties fo:font-style="normal" officeooo:rsid="02e64303" style:font-style-asian="normal" style:font-style-complex="normal"/>
    </style:style>
    <style:style style:name="T7" style:family="text">
      <style:text-properties officeooo:rsid="0064ed8d"/>
    </style:style>
    <style:style style:name="T8" style:family="text">
      <style:text-properties officeooo:rsid="02e55e35"/>
    </style:style>
    <style:style style:name="T9" style:family="text">
      <style:text-properties officeooo:rsid="02e64303"/>
    </style:style>
    <style:style style:name="T10" style:family="text">
      <style:text-properties officeooo:rsid="02e6f42c"/>
    </style:style>
    <style:style style:name="T11" style:family="text">
      <style:text-properties officeooo:rsid="02e6f5d5"/>
    </style:style>
    <style:style style:name="T12" style:family="text">
      <style:text-properties officeooo:rsid="02e7ccf0"/>
    </style:style>
    <style:style style:name="T13" style:family="text">
      <style:text-properties officeooo:rsid="02e7df99"/>
    </style:style>
    <style:style style:name="T14" style:family="text">
      <style:text-properties officeooo:rsid="02e91141"/>
    </style:style>
    <style:style style:name="T15" style:family="text">
      <style:text-properties officeooo:rsid="02eda9fe"/>
    </style:style>
    <style:style style:name="T16" style:family="text">
      <style:text-properties officeooo:rsid="02f026e6"/>
    </style:style>
    <style:style style:name="T17" style:family="text">
      <style:text-properties officeooo:rsid="02f3853a"/>
    </style:style>
    <style:style style:name="T18" style:family="text">
      <style:text-properties officeooo:rsid="02f5695d"/>
    </style:style>
    <style:style style:name="T19" style:family="text">
      <style:text-properties officeooo:rsid="02f6a490"/>
    </style:style>
    <style:style style:name="T20" style:family="text">
      <style:text-properties officeooo:rsid="02f71a53"/>
    </style:style>
    <style:style style:name="T21" style:family="text">
      <style:text-properties officeooo:rsid="02f9661a"/>
    </style:style>
    <style:style style:name="T22" style:family="text">
      <style:text-properties officeooo:rsid="02fb1a89"/>
    </style:style>
    <style:style style:name="T23" style:family="text">
      <style:text-properties officeooo:rsid="02fcea69"/>
    </style:style>
    <style:style style:name="T24" style:family="text">
      <style:text-properties officeooo:rsid="030024ef"/>
    </style:style>
    <style:style style:name="T25" style:family="text">
      <style:text-properties officeooo:rsid="03030e58"/>
    </style:style>
    <style:style style:name="T26" style:family="text">
      <style:text-properties officeooo:rsid="0304b12e"/>
    </style:style>
    <style:style style:name="T27" style:family="text">
      <style:text-properties officeooo:rsid="0305784b"/>
    </style:style>
    <style:style style:name="T28" style:family="text">
      <style:text-properties officeooo:rsid="030c8d53"/>
    </style:style>
    <style:style style:name="T29" style:family="text">
      <style:text-properties officeooo:rsid="030defef"/>
    </style:style>
    <style:style style:name="T30" style:family="text">
      <style:text-properties officeooo:rsid="031689e3"/>
    </style:style>
    <style:style style:name="T31" style:family="text">
      <style:text-properties officeooo:rsid="0318a7f2"/>
    </style:style>
    <style:style style:name="T32" style:family="text">
      <style:text-properties officeooo:rsid="031de84e"/>
    </style:style>
    <style:style style:name="T33" style:family="text">
      <style:text-properties officeooo:rsid="0321aabb"/>
    </style:style>
    <style:style style:name="T34" style:family="text">
      <style:text-properties officeooo:rsid="03235342"/>
    </style:style>
    <style:style style:name="T35" style:family="text">
      <style:text-properties officeooo:rsid="03251923"/>
    </style:style>
    <style:style style:name="T36" style:family="text">
      <style:text-properties officeooo:rsid="03268f83"/>
    </style:style>
    <style:style style:name="T37" style:family="text">
      <style:text-properties fo:language="en" fo:country="US"/>
    </style:style>
    <style:style style:name="T38" style:family="text">
      <style:text-properties officeooo:rsid="032bc41c"/>
    </style:style>
    <style:style style:name="T39" style:family="text">
      <style:text-properties officeooo:rsid="032c31e8"/>
    </style:style>
    <style:style style:name="T40" style:family="text">
      <style:text-properties officeooo:rsid="032e04bd"/>
    </style:style>
    <style:style style:name="T41" style:family="text">
      <style:text-properties officeooo:rsid="033133f2"/>
    </style:style>
    <style:style style:name="T42" style:family="text">
      <style:text-properties officeooo:rsid="0332bb99"/>
    </style:style>
    <style:style style:name="T43" style:family="text">
      <style:text-properties officeooo:rsid="03334e14"/>
    </style:style>
    <style:style style:name="T44" style:family="text">
      <style:text-properties officeooo:rsid="03373753"/>
    </style:style>
    <style:style style:name="T45" style:family="text">
      <style:text-properties officeooo:rsid="033a61f9"/>
    </style:style>
    <style:style style:name="T46" style:family="text">
      <style:text-properties officeooo:rsid="033b358c"/>
    </style:style>
    <style:style style:name="T47" style:family="text">
      <style:text-properties officeooo:rsid="033eb389"/>
    </style:style>
    <style:style style:name="T48" style:family="text">
      <style:text-properties officeooo:rsid="03405fed"/>
    </style:style>
    <style:style style:name="T49" style:family="text">
      <style:text-properties officeooo:rsid="0346970d"/>
    </style:style>
    <style:style style:name="T50" style:family="text">
      <style:text-properties officeooo:rsid="034b0ce3"/>
    </style:style>
    <style:style style:name="T51" style:family="text">
      <style:text-properties officeooo:rsid="034deaed"/>
    </style:style>
    <style:style style:name="T52" style:family="text">
      <style:text-properties officeooo:rsid="034f3842"/>
    </style:style>
    <style:style style:name="T53" style:family="text">
      <style:text-properties officeooo:rsid="03525be4"/>
    </style:style>
    <style:style style:name="T54" style:family="text">
      <style:text-properties officeooo:rsid="0353e071"/>
    </style:style>
    <style:style style:name="T55" style:family="text">
      <style:text-properties officeooo:rsid="03592aca"/>
    </style:style>
    <style:style style:name="T56" style:family="text">
      <style:text-properties officeooo:rsid="035d2e4c"/>
    </style:style>
    <style:style style:name="T57" style:family="text">
      <style:text-properties officeooo:rsid="006979e6"/>
    </style:style>
    <style:style style:name="T58" style:family="text">
      <style:text-properties officeooo:rsid="035f7c1d"/>
    </style:style>
    <style:style style:name="T59" style:family="text">
      <style:text-properties officeooo:rsid="0364347b"/>
    </style:style>
    <style:style style:name="T60" style:family="text">
      <style:text-properties officeooo:rsid="03666fa8"/>
    </style:style>
    <style:style style:name="T61" style:family="text">
      <style:text-properties officeooo:rsid="036777a2"/>
    </style:style>
    <style:style style:name="T62" style:family="text">
      <style:text-properties officeooo:rsid="036d5537"/>
    </style:style>
    <style:style style:name="T63" style:family="text">
      <style:text-properties officeooo:rsid="036fd6ca"/>
    </style:style>
    <style:style style:name="T64" style:family="text">
      <style:text-properties officeooo:rsid="03713c0c"/>
    </style:style>
    <style:style style:name="T65" style:family="text">
      <style:text-properties officeooo:rsid="03744e41"/>
    </style:style>
    <style:style style:name="T66" style:family="text">
      <style:text-properties officeooo:rsid="0375c0f0"/>
    </style:style>
    <style:style style:name="T67" style:family="text">
      <style:text-properties officeooo:rsid="0376bca6"/>
    </style:style>
    <style:style style:name="T68" style:family="text">
      <style:text-properties officeooo:rsid="037821c2"/>
    </style:style>
    <style:style style:name="T69" style:family="text">
      <style:text-properties officeooo:rsid="037dddaa"/>
    </style:style>
    <style:style style:name="T70" style:family="text">
      <style:text-properties officeooo:rsid="0383f8b5"/>
    </style:style>
    <style:style style:name="T71" style:family="text">
      <style:text-properties officeooo:rsid="038573af"/>
    </style:style>
    <style:style style:name="T72" style:family="text">
      <style:text-properties officeooo:rsid="03858cda"/>
    </style:style>
    <style:style style:name="T73" style:family="text">
      <style:text-properties officeooo:rsid="03867659"/>
    </style:style>
    <style:style style:name="T74" style:family="text">
      <style:text-properties officeooo:rsid="0387d014"/>
    </style:style>
    <style:style style:name="T75" style:family="text">
      <style:text-properties officeooo:rsid="009cffe1"/>
    </style:style>
    <style:style style:name="T76" style:family="text">
      <style:text-properties officeooo:rsid="00776ac1"/>
    </style:style>
    <style:style style:name="T77" style:family="text">
      <style:text-properties officeooo:rsid="007146ce"/>
    </style:style>
    <style:style style:name="T78" style:family="text">
      <style:text-properties style:font-name="Ricty Diminished1" fo:font-size="12pt" style:font-name-asian="Ricty Diminished1" style:font-size-asian="12pt" style:font-size-complex="12pt"/>
    </style:style>
    <style:style style:name="T79" style:family="text">
      <style:text-properties officeooo:rsid="038ebbaa"/>
    </style:style>
    <style:style style:name="T80" style:family="text">
      <style:text-properties officeooo:rsid="03901776"/>
    </style:style>
    <style:style style:name="T81" style:family="text">
      <style:text-properties fo:font-size="12pt" style:font-size-asian="12pt" style:font-size-complex="12pt"/>
    </style:style>
    <style:style style:name="T82" style:family="text">
      <style:text-properties officeooo:rsid="0302875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53cm" fo:text-indent="-0.635cm" fo:margin-left="1.3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88cm" fo:text-indent="-0.635cm" fo:margin-left="1.9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23cm" fo:text-indent="-0.635cm" fo:margin-left="2.6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58cm" fo:text-indent="-0.635cm" fo:margin-left="3.2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93cm" fo:text-indent="-0.635cm" fo:margin-left="3.8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28cm" fo:text-indent="-0.635cm" fo:margin-left="4.5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63cm" fo:text-indent="-0.635cm" fo:margin-left="5.1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98cm" fo:text-indent="-0.635cm" fo:margin-left="5.7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33cm" fo:text-indent="-0.635cm" fo:margin-left="6.4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68cm" fo:text-indent="-0.635cm" fo:margin-left="7.068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53cm" fo:text-indent="-0.635cm" fo:margin-left="1.3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88cm" fo:text-indent="-0.635cm" fo:margin-left="1.9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23cm" fo:text-indent="-0.635cm" fo:margin-left="2.6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58cm" fo:text-indent="-0.635cm" fo:margin-left="3.2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93cm" fo:text-indent="-0.635cm" fo:margin-left="3.8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28cm" fo:text-indent="-0.635cm" fo:margin-left="4.5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63cm" fo:text-indent="-0.635cm" fo:margin-left="5.1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98cm" fo:text-indent="-0.635cm" fo:margin-left="5.7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33cm" fo:text-indent="-0.635cm" fo:margin-left="6.4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68cm" fo:text-indent="-0.635cm" fo:margin-left="7.068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フォーム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prefix_class"/>
      </text:variable-decls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5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pan text:style-name="T8">Basic</text:span> Design</text:p>
      <text:p text:style-name="P14"/>
      <text:p text:style-name="P46"><text:title>Python package</text:title></text:p>
      <text:p text:style-name="P15"/>
      <text:p text:style-name="P15"/>
      <text:p text:style-name="P16"/>
      <text:p text:style-name="Text_20_body"/>
      <text:p text:style-name="P15"/>
      <text:p text:style-name="Title"/>
      <text:p text:style-name="P3"><text:span text:style-name="T3">Revision </text:span>History</text:p>
      <table:table table:name="表1" table:style-name="表1">
        <table:table-column table:style-name="表1.A"/>
        <table:table-column table:style-name="表1.B"/>
        <table:table-column table:style-name="表1.C"/>
        <table:table-row table:style-name="TableLine94136966626336">
          <table:table-cell table:style-name="表1.A1" office:value-type="string">
            <text:p text:style-name="P6">Rev.</text:p>
          </table:table-cell>
          <table:table-cell table:style-name="表1.A1" office:value-type="string">
            <text:p text:style-name="P7">Comment</text:p>
          </table:table-cell>
          <table:table-cell table:style-name="表1.C1" office:value-type="string">
            <text:p text:style-name="P8">Author</text:p>
          </table:table-cell>
        </table:table-row>
        <table:table-row table:style-name="TableLine94136966650896">
          <table:table-cell table:style-name="表1.A2" office:value-type="string">
            <text:p text:style-name="P6"/>
          </table:table-cell>
          <table:table-cell table:style-name="表1.A2" office:value-type="string">
            <text:p text:style-name="P6"/>
          </table:table-cell>
          <table:table-cell table:style-name="表1.C2" office:value-type="string">
            <text:p text:style-name="P6"/>
          </table:table-cell>
        </table:table-row>
        <table:table-row table:style-name="TableLine94136966653088">
          <table:table-cell table:style-name="表1.A2" office:value-type="string">
            <text:p text:style-name="P6"/>
          </table:table-cell>
          <table:table-cell table:style-name="表1.A2" office:value-type="string">
            <text:p text:style-name="P6"/>
          </table:table-cell>
          <table:table-cell table:style-name="表1.C2" office:value-type="string">
            <text:p text:style-name="P6"/>
          </table:table-cell>
        </table:table-row>
        <table:table-row table:style-name="TableLine94136966653888">
          <table:table-cell table:style-name="表1.A2" office:value-type="string">
            <text:p text:style-name="Table_20_Contents"/>
          </table:table-cell>
          <table:table-cell table:style-name="表1.A2" office:value-type="string">
            <text:p text:style-name="P6"/>
          </table:table-cell>
          <table:table-cell table:style-name="表1.C2" office:value-type="string">
            <text:p text:style-name="P6"/>
          </table:table-cell>
        </table:table-row>
      </table:table>
      <text:p text:style-name="P15"/>
      <text:p text:style-name="P17"/>
      <text:table-of-content text:style-name="Sect1" text:protected="true" text:name="目次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次1_Head">
            <text:p text:style-name="P4">Table of Contents</text:p>
          </text:index-title>
          <text:p text:style-name="P52"><text:a xlink:type="simple" xlink:href="#__RefHeading___Toc1356_1410904572" text:style-name="Index_20_Link" text:visited-style-name="Index_20_Link">1 Introduction<text:tab/>4</text:a></text:p>
          <text:p text:style-name="P52"><text:a xlink:type="simple" xlink:href="#__RefHeading___Toc4278_3514829202" text:style-name="Index_20_Link" text:visited-style-name="Index_20_Link">2 Environment<text:tab/>4</text:a></text:p>
          <text:p text:style-name="P52"><text:a xlink:type="simple" xlink:href="#__RefHeading___Toc4280_3514829202" text:style-name="Index_20_Link" text:visited-style-name="Index_20_Link">3 Deliverables<text:tab/>4</text:a></text:p>
          <text:p text:style-name="P53"><text:a xlink:type="simple" xlink:href="#__RefHeading___Toc4282_3514829202" text:style-name="Index_20_Link" text:visited-style-name="Index_20_Link">3.1 Unit test design<text:tab/>4</text:a></text:p>
          <text:p text:style-name="P52"><text:a xlink:type="simple" xlink:href="#__RefHeading___Toc4284_3514829202" text:style-name="Index_20_Link" text:visited-style-name="Index_20_Link">4 Reading order<text:tab/>5</text:a></text:p>
          <text:p text:style-name="P52"><text:a xlink:type="simple" xlink:href="#__RefHeading___Toc19389_4037550135" text:style-name="Index_20_Link" text:visited-style-name="Index_20_Link">5 Restriction<text:tab/>5</text:a></text:p>
          <text:p text:style-name="P53"><text:a xlink:type="simple" xlink:href="#__RefHeading___Toc19331_4037550135" text:style-name="Index_20_Link" text:visited-style-name="Index_20_Link">5.1 Don't keep variables setting `None`.<text:tab/>5</text:a></text:p>
          <text:p text:style-name="P53"><text:a xlink:type="simple" xlink:href="#__RefHeading___Toc19391_4037550135" text:style-name="Index_20_Link" text:visited-style-name="Index_20_Link">5.2 Don't check `None` on variables.<text:tab/>5</text:a></text:p>
          <text:p text:style-name="P53"><text:a xlink:type="simple" xlink:href="#__RefHeading___Toc20822_4037550135" text:style-name="Index_20_Link" text:visited-style-name="Index_20_Link">5.3 `__init__()` argument is only `self`.<text:tab/>6</text:a></text:p>
          <text:p text:style-name="P53"><text:a xlink:type="simple" xlink:href="#__RefHeading___Toc21251_4037550135" text:style-name="Index_20_Link" text:visited-style-name="Index_20_Link">5.4 `__init()__` just define or declare instance properties .<text:tab/>6</text:a></text:p>
          <text:p text:style-name="P53"><text:a xlink:type="simple" xlink:href="#__RefHeading___Toc21253_4037550135" text:style-name="Index_20_Link" text:visited-style-name="Index_20_Link">5.5 Don't define method.<text:tab/>6</text:a></text:p>
          <text:p text:style-name="P53"><text:a xlink:type="simple" xlink:href="#__RefHeading___Toc11689_1712779554" text:style-name="Index_20_Link" text:visited-style-name="Index_20_Link">5.6 Don't comment on the program.<text:tab/>6</text:a></text:p>
          <text:p text:style-name="P53"><text:a xlink:type="simple" xlink:href="#__RefHeading___Toc660_3412034792" text:style-name="Index_20_Link" text:visited-style-name="Index_20_Link">5.7 Don't throw exception<text:tab/>6</text:a></text:p>
          <text:p text:style-name="P53"><text:a xlink:type="simple" xlink:href="#__RefHeading___Toc662_3412034792" text:style-name="Index_20_Link" text:visited-style-name="Index_20_Link">5.8 Don't leak exceptions to the caller<text:tab/>7</text:a></text:p>
        </text:index-body>
      </text:table-of-content>
      <text:p text:style-name="P47"/>
      <text:h text:style-name="P58" text:outline-level="1"><text:bookmark-start text:name="__RefHeading___Toc1356_1410904572"/>Introduction<text:bookmark-end text:name="__RefHeading___Toc1356_1410904572"/></text:h>
      <text:p text:style-name="P18"><text:span text:style-name="T4"><text:s/></text:span>This is a <text:span text:style-name="T9">basic</text:span> design document for <text:span text:style-name="T7">P</text:span><text:span text:style-name="T5">ython package</text:span><text:span text:style-name="T6">.</text:span></text:p>
      <text:h text:style-name="P55" text:outline-level="1"><text:bookmark-start text:name="__RefHeading___Toc4278_3514829202"/>Environment<text:bookmark-end text:name="__RefHeading___Toc4278_3514829202"/></text:h>
      <text:p text:style-name="P43"><text:span text:style-name="T56"><text:s/></text:span>The operating environment is shown in the table below.</text:p>
      <text:p text:style-name="P50">Table <text:sequence text:ref-name="refTable0" text:name="Table" text:formula="ooow:Table+1" style:num-format="1">2.1</text:sequence>: <text:span text:style-name="T58">Operating environment</text:span><text:span text:style-name="T57">.</text:span></text:p>
      <table:table table:name="表3" table:style-name="表3">
        <table:table-column table:style-name="表3.A"/>
        <table:table-column table:style-name="表3.B"/>
        <table:table-row table:style-name="TableLine94136966741552">
          <table:table-cell table:style-name="表3.A1" office:value-type="string">
            <text:p text:style-name="P9">Software</text:p>
          </table:table-cell>
          <table:table-cell table:style-name="表3.B1" office:value-type="string">
            <text:p text:style-name="P9">Version</text:p>
          </table:table-cell>
        </table:table-row>
        <table:table-row table:style-name="TableLine94136966769856">
          <table:table-cell table:style-name="表3.A3" office:value-type="string">
            <text:p text:style-name="P10">OS</text:p>
          </table:table-cell>
          <table:table-cell table:style-name="表3.B3" office:value-type="string">
            <text:p text:style-name="P9">Ubuntu 20.04.3 LTS \n \l</text:p>
          </table:table-cell>
        </table:table-row>
        <table:table-row table:style-name="TableLine94136966771248">
          <table:table-cell table:style-name="表3.A3" office:value-type="string">
            <text:p text:style-name="P12">pyenv</text:p>
          </table:table-cell>
          <table:table-cell table:style-name="表3.B3" office:value-type="string">
            <text:p text:style-name="P9">pyenv 2.2.2</text:p>
          </table:table-cell>
        </table:table-row>
        <table:table-row table:style-name="TableLine94136966771888">
          <table:table-cell table:style-name="表3.A5" office:value-type="string">
            <text:p text:style-name="P9">Python</text:p>
          </table:table-cell>
          <table:table-cell table:style-name="表3.B5" office:value-type="string">
            <text:p text:style-name="P9"><text:span text:style-name="T59">Python </text:span>3.10.1</text:p>
          </table:table-cell>
        </table:table-row>
        <table:table-row table:style-name="TableLine94136966773392">
          <table:table-cell table:style-name="表3.A5" office:value-type="string">
            <text:p text:style-name="P13">mypy</text:p>
          </table:table-cell>
          <table:table-cell table:style-name="表3.B5" office:value-type="string">
            <text:p text:style-name="P9">mypy 0.930</text:p>
          </table:table-cell>
        </table:table-row>
        <table:table-row table:style-name="TableLine94136966774192">
          <table:table-cell table:style-name="表3.A6" office:value-type="string">
            <text:p text:style-name="P9">LibreOffice</text:p>
          </table:table-cell>
          <table:table-cell table:style-name="表3.B6" office:value-type="string">
            <text:p text:style-name="P9">6.4.7.2</text:p>
          </table:table-cell>
        </table:table-row>
        <table:table-row table:style-name="TableLine94136966775904">
          <table:table-cell table:style-name="表3.A7" office:value-type="string">
            <text:p text:style-name="P11">Inkscape</text:p>
          </table:table-cell>
          <table:table-cell table:style-name="表3.B7" office:value-type="string">
            <text:p text:style-name="P11">1.1</text:p>
          </table:table-cell>
        </table:table-row>
      </table:table>
      <text:p text:style-name="P44"/>
      <text:h text:style-name="Heading_20_1" text:outline-level="1"><text:bookmark-start text:name="__RefHeading___Toc4280_3514829202"/>Deliverables<text:bookmark-end text:name="__RefHeading___Toc4280_3514829202"/></text:h>
      <text:p text:style-name="P45"><text:span text:style-name="T65"><text:s/>Describe how to execute each deliverable.</text:span><text:span text:style-name="T68"> </text:span><text:span text:style-name="T70">At first, m</text:span>ake it possible to import this package.<text:span text:style-name="T63"> One way to do this is to add the path of this package to the environment variable `PYTHONPATH</text:span><text:span text:style-name="T64">`</text:span><text:span text:style-name="T63">.</text:span><text:span text:style-name="T71"> In </text:span><text:span text:style-name="T72">case of e</text:span><text:span text:style-name="T71">rror stop </text:span><text:span text:style-name="T73">at runtime </text:span><text:span text:style-name="T71">due to lack of package</text:span><text:span text:style-name="T74">s</text:span><text:span text:style-name="T65">,</text:span><text:span text:style-name="T66"> </text:span><text:span text:style-name="T67">install </text:span><text:span text:style-name="T72">the missing</text:span><text:span text:style-name="T69"> packages</text:span><text:span text:style-name="T67">.</text:span></text:p>
      <text:h text:style-name="Heading_20_2" text:outline-level="2"><text:bookmark-start text:name="__RefHeading___Toc4282_3514829202"/>Unit<text:span text:style-name="T62"> test design</text:span><text:bookmark-end text:name="__RefHeading___Toc4282_3514829202"/></text:h>
      <text:p text:style-name="program">python_package/sco_log/ut_sco_log$ python ut_sco_log_main.py</text:p>
      <text:p text:style-name="program">--- sco_log_get</text:p>
      <text:p text:style-name="program">All: <text:s/>1, OK: <text:s/>1, NG: <text:s/>0, Fail: <text:s/>0</text:p>
      <text:p text:style-name="program">--- sco_log_init</text:p>
      <text:p text:style-name="program">All: <text:s/>1, OK: <text:s/>1, NG: <text:s/>0, Fail: <text:s/>0</text:p>
      <text:p text:style-name="program"/>
      <text:p text:style-name="P44"/>
      <text:h text:style-name="P57" text:outline-level="1"><text:bookmark-start text:name="__RefHeading___Toc4284_3514829202"/>Reading order<text:bookmark-end text:name="__RefHeading___Toc4284_3514829202"/></text:h>
      <text:p text:style-name="P41"><text:s/>Read files(*.odt) in the directory.<text:span text:style-name="T55"> The reading order is shown in the </text:span><text:span text:style-name="T79">Table</text:span><text:span text:style-name="T55"> </text:span><text:span text:style-name="T79"><text:sequence-ref text:reference-format="value" text:ref-name="refTable1">4.1</text:sequence-ref></text:span><text:span text:style-name="T79">.</text:span></text:p>
      <text:p text:style-name="P64">Table <text:sequence text:ref-name="refTable1" text:name="Table" text:formula="ooow:Table+1" style:num-format="1">4.1</text:sequence>: <text:span text:style-name="T79">Reading order</text:span><text:span text:style-name="T80">#</text:span><text:span text:style-name="T77">.</text:span></text:p>
      <table:table table:name="表5" table:style-name="表5">
        <table:table-column table:style-name="表5.A"/>
        <table:table-column table:style-name="表5.B"/>
        <table:table-column table:style-name="表5.C"/>
        <table:table-row table:style-name="TableLine94137007296576">
          <table:table-cell table:style-name="表5.A1" office:value-type="string">
            <text:p text:style-name="P65">#</text:p>
          </table:table-cell>
          <table:table-cell table:style-name="表5.A1" office:value-type="string">
            <text:p text:style-name="P66">Functional design</text:p>
          </table:table-cell>
          <table:table-cell table:style-name="表5.C1" office:value-type="string">
            <text:p text:style-name="P66">Detail<text:span text:style-name="T80">ed</text:span> design</text:p>
          </table:table-cell>
        </table:table-row>
        <table:table-row table:style-name="TableLine94137007309072">
          <table:table-cell table:style-name="表5.A3" office:value-type="string">
            <text:p text:style-name="P65">1</text:p>
          </table:table-cell>
          <table:table-cell table:style-name="表5.B2" office:value-type="string">
            <text:p text:style-name="P77">fd_sco_bas.odt</text:p>
          </table:table-cell>
          <table:table-cell table:style-name="表5.C2" office:value-type="string">
            <text:p text:style-name="P67">dd_sco_bas.odt</text:p>
          </table:table-cell>
        </table:table-row>
        <table:table-row table:style-name="TableLine94137006912640">
          <table:table-cell table:style-name="表5.A3" office:value-type="string">
            <text:p text:style-name="P65">2</text:p>
          </table:table-cell>
          <table:table-cell table:style-name="表5.B3" office:value-type="string">
            <text:p text:style-name="P67">fd_sco_log.odt</text:p>
          </table:table-cell>
          <table:table-cell table:style-name="表5.C3" office:value-type="string">
            <text:p text:style-name="P67">dd_sco_log.odt</text:p>
          </table:table-cell>
        </table:table-row>
        <table:table-row table:style-name="TableLine94137007130176">
          <table:table-cell table:style-name="表5.A4" office:value-type="string">
            <text:p text:style-name="P65">3</text:p>
          </table:table-cell>
          <table:table-cell table:style-name="表5.B4" office:value-type="string">
            <text:p text:style-name="P68">fd_sco_ods.odt</text:p>
          </table:table-cell>
          <table:table-cell table:style-name="表5.C4" office:value-type="string">
            <text:p text:style-name="P68">dd_sco_ods.odt</text:p>
          </table:table-cell>
        </table:table-row>
        <table:table-row table:style-name="TableLine94137007130176">
          <table:table-cell table:style-name="表5.A5" office:value-type="string">
            <text:p text:style-name="P69">4</text:p>
          </table:table-cell>
          <table:table-cell table:style-name="表5.B5" office:value-type="string">
            <text:p text:style-name="P68">fd_sco_stub.odt</text:p>
          </table:table-cell>
          <table:table-cell table:style-name="表5.C5" office:value-type="string">
            <text:p text:style-name="P68">dd_sco_stub.odt</text:p>
          </table:table-cell>
        </table:table-row>
        <table:table-row table:style-name="TableLine94137007130176">
          <table:table-cell table:style-name="表5.A6" office:value-type="string">
            <text:p text:style-name="P69">5</text:p>
          </table:table-cell>
          <table:table-cell table:style-name="表5.B6" office:value-type="string">
            <text:p text:style-name="P69">-</text:p>
          </table:table-cell>
          <table:table-cell table:style-name="表5.C6" office:value-type="string">
            <text:p text:style-name="P68">dd_ut_sco_log.odt</text:p>
          </table:table-cell>
        </table:table-row>
      </table:table>
      <text:p text:style-name="P73"/>
      <text:h text:style-name="P56" text:outline-level="1"><text:bookmark-start text:name="__RefHeading___Toc19389_4037550135"/>Restriction<text:bookmark-end text:name="__RefHeading___Toc19389_4037550135"/></text:h>
      <text:p text:style-name="P42"><text:s/>Describe restriction for programming.</text:p>
      <text:h text:style-name="Heading_20_2" text:outline-level="2"><text:bookmark-start text:name="__RefHeading___Toc19331_4037550135"/>Don't <text:span text:style-name="T11">keep</text:span> variables <text:span text:style-name="T11">setting</text:span> <text:span text:style-name="T26">`</text:span>None<text:span text:style-name="T26">`</text:span>.<text:bookmark-end text:name="__RefHeading___Toc19331_4037550135"/></text:h>
      <text:p text:style-name="P30">Special<text:span text:style-name="T40"> case:</text:span></text:p>
      <text:p text:style-name="P30"><text:span text:style-name="T10"><text:s/>Allow</text:span> <text:span text:style-name="T38">if storing </text:span><text:span text:style-name="T37">a temporary variable</text:span>.<text:span text:style-name="T39"> If the temporary variable is None, don't copy to other</text:span><text:span text:style-name="T42"> one</text:span><text:span text:style-name="T39">.</text:span></text:p>
      <text:p text:style-name="P19">Reason for restriction:</text:p>
      <text:p text:style-name="P19"><text:span text:style-name="T12"><text:s/>Because </text:span><text:span text:style-name="T14">can't recover </text:span><text:span text:style-name="T18">the instantiation</text:span><text:span text:style-name="T14"> </text:span><text:span text:style-name="T13">failure</text:span><text:span text:style-name="T17">, which</text:span><text:span text:style-name="T15"> </text:span><text:span text:style-name="T16">immediately </text:span><text:span text:style-name="T15">causes program termination.</text:span><text:span text:style-name="T18"> Therefore suppose that the instantiation result is never </text:span><text:span text:style-name="T26">`</text:span><text:span text:style-name="T18">None</text:span><text:span text:style-name="T26">`</text:span><text:span text:style-name="T18">.</text:span><text:span text:style-name="T19"> This </text:span><text:span text:style-name="T44">restriction</text:span><text:span text:style-name="T19"> </text:span><text:span text:style-name="T20">makes </text:span><text:span text:style-name="T26">`</text:span><text:span text:style-name="T20">None</text:span><text:span text:style-name="T26">`</text:span><text:span text:style-name="T20"> check on</text:span><text:span text:style-name="T19"> the instance </text:span><text:span text:style-name="T20">unnecessary</text:span><text:span text:style-name="T19">.</text:span></text:p>
      <text:h text:style-name="P59" text:outline-level="2"><text:bookmark-start text:name="__RefHeading___Toc19391_4037550135"/>Don't check <text:span text:style-name="T26">`</text:span>None<text:span text:style-name="T26">`</text:span> on variables.<text:bookmark-end text:name="__RefHeading___Toc19391_4037550135"/></text:h>
      <text:p text:style-name="P31">Spe<text:span text:style-name="T41">c</text:span>ial<text:span text:style-name="T40"> case:</text:span></text:p>
      <text:list xml:id="list1691610530" text:style-name="L1">
        <text:list-item>
          <text:p text:style-name="P70"><text:span text:style-name="T43">Allow if</text:span> judging the function<text:span text:style-name="T43"> result</text:span> by None or not</text:p>
        </text:list-item>
        <text:list-item>
          <text:p text:style-name="P70"><text:span text:style-name="T10">Allow </text:span><text:span text:style-name="T21">if switch</text:span><text:span text:style-name="T43">ing</text:span><text:span text:style-name="T21"> process</text:span><text:span text:style-name="T22"> in function</text:span><text:span text:style-name="T21"> by passing </text:span><text:span text:style-name="T26">`</text:span><text:span text:style-name="T21">None</text:span><text:span text:style-name="T26">`</text:span><text:span text:style-name="T21"> </text:span><text:span text:style-name="T23">to the argument</text:span>.</text:p>
        </text:list-item>
      </text:list>
      <text:p text:style-name="P31">Reason for restriction:</text:p>
      <text:p text:style-name="P76"><text:span text:style-name="T27"><text:s/>See</text:span><text:span text:style-name="T24"> </text:span><text:span text:style-name="T24"><text:bookmark-ref text:reference-format="number" text:ref-name="__RefHeading___Toc19331_4037550135">5.1</text:bookmark-ref></text:span><text:span text:style-name="T24">.</text:span></text:p>
      <text:h text:style-name="P63" text:outline-level="2"><text:bookmark-start text:name="__RefHeading___Toc20822_4037550135"/><text:span text:style-name="T29">`</text:span><text:span text:style-name="T82">__init__()</text:span><text:span text:style-name="T29">`</text:span><text:span text:style-name="T82"> argument is only </text:span><text:span text:style-name="T29">`</text:span><text:span text:style-name="T82">self</text:span><text:span text:style-name="T29">`</text:span><text:span text:style-name="T25">.</text:span><text:bookmark-end text:name="__RefHeading___Toc20822_4037550135"/></text:h>
      <text:p text:style-name="P32">Special case:</text:p>
      <text:p text:style-name="P20"><text:s/>Allow if __init__ in super class has argument other than <text:span text:style-name="T29">`</text:span>self<text:span text:style-name="T29">`</text:span>.</text:p>
      <text:p text:style-name="P22">Reason for restriction:</text:p>
      <text:p text:style-name="P21"><text:s/>Because <text:span text:style-name="T28">don't use method</text:span><text:span text:style-name="T30"> to</text:span><text:span text:style-name="T28"> </text:span>make function name unique.<text:span text:style-name="T29"> </text:span><text:span text:style-name="T33">Implement the method with a function, </text:span><text:span text:style-name="T36">for example</text:span><text:span text:style-name="T33"> `</text:span><text:span text:style-name="T34">def </text:span><text:span text:style-name="T33">ClassName_init(</text:span><text:span text:style-name="T47">this</text:span><text:span text:style-name="T33">: ClassName)</text:span><text:span text:style-name="T34"> -&gt; </text:span><text:span text:style-name="T35">None</text:span><text:span text:style-name="T34">:</text:span><text:span text:style-name="T33">`.</text:span></text:p>
      <text:h text:style-name="Heading_20_2" text:outline-level="2"><text:bookmark-start text:name="__RefHeading___Toc21251_4037550135"/>`__init()__` just define or declare instance properties .<text:bookmark-end text:name="__RefHeading___Toc21251_4037550135"/></text:h>
      <text:p text:style-name="P33">Special case:</text:p>
      <text:p text:style-name="P28"><text:span text:style-name="T45"><text:s/></text:span>Initializing instance, make the function for <text:span text:style-name="T31">that</text:span>.</text:p>
      <text:p text:style-name="P23">Reason for restriction:</text:p>
      <text:p text:style-name="P28"><text:span text:style-name="T45"><text:s/>See</text:span> <text:bookmark-ref text:reference-format="number" text:ref-name="__RefHeading___Toc20822_4037550135">5.3</text:bookmark-ref>.</text:p>
      <text:h text:style-name="P60" text:outline-level="2"><text:bookmark-start text:name="__RefHeading___Toc21253_4037550135"/>Don't define method.<text:bookmark-end text:name="__RefHeading___Toc21253_4037550135"/></text:h>
      <text:p text:style-name="P34">Special case:</text:p>
      <text:list xml:id="list227297165" text:style-name="L2">
        <text:list-item>
          <text:p text:style-name="P71">Allow if <text:span text:style-name="T32">overriding</text:span>.</text:p>
        </text:list-item>
        <text:list-item>
          <text:p text:style-name="P72">Allo<text:span text:style-name="T50">w</text:span> __init__<text:span text:style-name="T52">.</text:span></text:p>
        </text:list-item>
        <text:list-item>
          <text:p text:style-name="P72"><text:span text:style-name="T52">Use</text:span><text:span text:style-name="T51"> only when it is effective.</text:span></text:p>
        </text:list-item>
      </text:list>
      <text:p text:style-name="P24">Reason for restriction:</text:p>
      <text:p text:style-name="P29"><text:span text:style-name="T46"><text:s/>See</text:span> <text:bookmark-ref text:reference-format="number" text:ref-name="__RefHeading___Toc20822_4037550135">5.3</text:bookmark-ref>.</text:p>
      <text:h text:style-name="Heading_20_2" text:outline-level="2"><text:bookmark-start text:name="__RefHeading___Toc11689_1712779554"/>Don't<text:span text:style-name="T48"> comment on the program.</text:span><text:bookmark-end text:name="__RefHeading___Toc11689_1712779554"/></text:h>
      <text:p text:style-name="P35">Special case:</text:p>
      <text:p text:style-name="P37"><text:s/>Comment file name to import on `import` statement like `import logging # logging.py`. To jump to that file.</text:p>
      <text:p text:style-name="P25">Reason for restriction:</text:p>
      <text:p text:style-name="P39"><text:s/>Avoid duplication with design documents.<text:span text:style-name="T49"> Be sure to make design documents instead.</text:span></text:p>
      <text:h text:style-name="P61" text:outline-level="2"><text:bookmark-start text:name="__RefHeading___Toc660_3412034792"/>Don't throw exception<text:bookmark-end text:name="__RefHeading___Toc660_3412034792"/></text:h>
      <text:p text:style-name="P26">Reason for restriction:</text:p>
      <text:p text:style-name="P74"><text:s/><text:span text:style-name="T53">Disallow jump</text:span><text:span text:style-name="T49">.</text:span></text:p>
      <text:h text:style-name="P62" text:outline-level="2"><text:bookmark-start text:name="__RefHeading___Toc662_3412034792"/>Don't leak exceptions to the caller<text:bookmark-end text:name="__RefHeading___Toc662_3412034792"/></text:h>
      <text:p text:style-name="P36">Special case:</text:p>
      <text:p text:style-name="P38"><text:s/>Can<text:span text:style-name="T54">'t</text:span> investigate the <text:span text:style-name="T60">all </text:span>exceptions thrown by the built-in function<text:span text:style-name="T61">s</text:span><text:span text:style-name="T54">.</text:span></text:p>
      <text:p text:style-name="P27">Reason for restriction:</text:p>
      <text:p text:style-name="P40"><text:s/>Leaking an exception causes the program to stop.</text:p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ＭＳ ゴシック" svg:font-family="'ＭＳ ゴシック'" style:font-family-generic="modern" style:font-pitch="fixed"/>
    <style:font-face style:name="Ricty Diminished1" svg:font-family="'Ricty Diminished'" style:font-pitch="variable"/>
    <style:font-face style:name="Ricty Diminished" svg:font-family="'Ricty Diminished'" style:font-adornments="標準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normal" fo:font-weight="bold" style:font-size-asian="95%" style:font-style-asian="normal" style:font-weight-asian="bold" style:font-size-complex="95%" style:font-style-complex="italic" style:font-weight-complex="bold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_28_user_29_" style:display-name="Table (user)" style:family="paragraph" style:parent-style-name="Caption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1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ogram" style:family="paragraph" style:parent-style-name="Text_20_body" style:master-page-name="">
      <style:paragraph-properties fo:line-height="70%" style:page-number="auto"/>
      <style:text-properties style:font-name="Ricty Diminished" fo:font-family="'Ricty Diminished'" style:font-style-name="標準" style:font-pitch="variable" style:text-underline-style="none" officeooo:rsid="0018ac79" style:font-name-asian="Ricty Diminished" style:font-family-asian="'Ricty Diminished'" style:font-style-name-asian="標準" style:font-pitch-asian="variable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8cm" style:type="center"/>
          <style:tab-stop style:position="17.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8cm" style:type="center"/>
          <style:tab-stop style:position="17.6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8cm" style:type="center"/>
          <style:tab-stop style:position="17.6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6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_20_left">
      <style:paragraph-properties fo:text-align="end" style:justify-single-word="false"/>
    </style:style>
    <style:style style:name="MT1" style:family="text">
      <style:text-properties officeooo:rsid="01aef0a4"/>
    </style:style>
    <style:style style:name="MT2" style:family="text">
      <style:text-properties officeooo:rsid="01ccad78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.401cm" style:writing-mode="lr-tb" style:layout-grid-color="#c0c0c0" style:layout-grid-lines="48" style:layout-grid-base-height="0.55cm" style:layout-grid-ruby-height="0.035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2cm" fo:margin-left="2cm" fo:margin-right="1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1cm" fo:margin-bottom="2cm" fo:margin-left="1.4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1cm" fo:margin-bottom="2cm" fo:margin-left="2cm" fo:margin-right="1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0</text:page-number><text:span text:style-name="MT1">/</text:span><text:span text:style-name="MT1"><text:page-count>7</text:page-count></text:span></text:p>
      </style:header>
      <style:header-left>
        <text:p text:style-name="Header"><text:page-number text:select-page="current">0</text:page-number><text:span text:style-name="MT1">/</text:span><text:span text:style-name="MT1"><text:page-count>7</text:page-count></text:span></text:p>
      </style:header-left>
    </style:master-page>
    <style:master-page style:name="First_20_Page" style:display-name="First Page" style:page-layout-name="Mpm2" style:next-style-name="Left_20_Page">
      <style:header>
        <text:p text:style-name="Header"/>
      </style:header>
      <loext:header-first>
        <text:p text:style-name="MP2"><text:page-number text:select-page="current">1</text:page-number><text:span text:style-name="MT2">/</text:span><text:span text:style-name="MT2"><text:page-count>7</text:page-count></text:span></text:p>
      </loext:header-first>
    </style:master-page>
    <style:master-page style:name="Index" style:page-layout-name="Mpm3"/>
    <style:master-page style:name="Left_20_Page" style:display-name="Left Page" style:page-layout-name="Mpm4" style:next-style-name="Right_20_Page">
      <style:header>
        <text:p text:style-name="Header"><text:page-number text:select-page="current">6</text:page-number><text:span text:style-name="MT2">/</text:span><text:span text:style-name="MT2"><text:page-count>7</text:page-count></text:span></text:p>
      </style:header>
    </style:master-page>
    <style:master-page style:name="Right_20_Page" style:display-name="Right Page" style:page-layout-name="Mpm5" style:next-style-name="Left_20_Page">
      <style:header>
        <text:p text:style-name="MP1"><text:page-number text:select-page="current">7</text:page-number><text:span text:style-name="MT2">/</text:span><text:span text:style-name="MT2"><text:page-count>7</text:page-count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9T20:20:39.937000000</meta:creation-date>
    <dc:date>2022-02-09T19:56:35.142826952</dc:date>
    <meta:editing-duration>P1DT16H43M47S</meta:editing-duration>
    <meta:editing-cycles>760</meta:editing-cycles>
    <meta:generator>LibreOffice/6.4.7.2$Linux_X86_64 LibreOffice_project/40$Build-2</meta:generator>
    <dc:title>Python package</dc:title>
    <meta:document-statistic meta:table-count="3" meta:image-count="0" meta:object-count="0" meta:page-count="7" meta:paragraph-count="117" meta:word-count="532" meta:character-count="3304" meta:non-whitespace-character-count="2882"/>
  </office:meta>
</office:document-meta>
</file>